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9cm" fo:min-width="1.5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2cm" fo:min-width="1.994cm"/>
    </style:style>
    <style:style style:name="gr4" style:family="graphic" style:parent-style-name="standard">
      <style:graphic-properties draw:stroke="none" svg:stroke-color="#000000" draw:fill="none" draw:fill-color="#ffffff" fo:min-height="1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78cm" svg:y1="6.393cm" svg:x2="25.483cm" svg:y2="6.393cm">
          <text:p/>
        </draw:line>
        <draw:line draw:style-name="gr1" draw:text-style-name="P1" draw:layer="layout" svg:x1="2.378cm" svg:y1="5.045cm" svg:x2="2.378cm" svg:y2="7.548cm">
          <text:p/>
        </draw:line>
        <draw:line draw:style-name="gr1" draw:text-style-name="P1" draw:layer="layout" svg:x1="6.229cm" svg:y1="5.045cm" svg:x2="6.229cm" svg:y2="7.548cm">
          <text:p/>
        </draw:line>
        <draw:line draw:style-name="gr1" draw:text-style-name="P1" draw:layer="layout" svg:x1="10.079cm" svg:y1="5.045cm" svg:x2="10.079cm" svg:y2="7.548cm">
          <text:p/>
        </draw:line>
        <draw:line draw:style-name="gr1" draw:text-style-name="P1" draw:layer="layout" svg:x1="13.93cm" svg:y1="5.045cm" svg:x2="13.93cm" svg:y2="7.548cm">
          <text:p/>
        </draw:line>
        <draw:line draw:style-name="gr1" draw:text-style-name="P1" draw:layer="layout" svg:x1="17.781cm" svg:y1="5.045cm" svg:x2="17.781cm" svg:y2="7.548cm">
          <text:p/>
        </draw:line>
        <draw:line draw:style-name="gr1" draw:text-style-name="P1" draw:layer="layout" svg:x1="21.632cm" svg:y1="5.045cm" svg:x2="21.632cm" svg:y2="7.548cm">
          <text:p/>
        </draw:line>
        <draw:line draw:style-name="gr1" draw:text-style-name="P1" draw:layer="layout" svg:x1="25.483cm" svg:y1="5.045cm" svg:x2="25.483cm" svg:y2="7.548cm">
          <text:p/>
        </draw:line>
        <draw:frame draw:style-name="gr2" draw:text-style-name="P2" draw:layer="layout" svg:width="2.006cm" svg:height="1.689cm" svg:x="1.8cm" svg:y="7.501cm">
          <draw:text-box>
            <text:p><text:span text:style-name="T1">e</text:span><text:span text:style-name="T2">c</text:span><text:span text:style-name="T3">0</text:span></text:p>
          </draw:text-box>
        </draw:frame>
        <draw:frame draw:style-name="gr2" draw:text-style-name="P2" draw:layer="layout" svg:width="2.006cm" svg:height="1.689cm" svg:x="5.458cm" svg:y="7.501cm">
          <draw:text-box>
            <text:p><text:span text:style-name="T1">e</text:span><text:span text:style-name="T2">c</text:span><text:span text:style-name="T3">1</text:span></text:p>
          </draw:text-box>
        </draw:frame>
        <draw:frame draw:style-name="gr3" draw:text-style-name="P2" draw:layer="layout" svg:width="2.494cm" svg:height="1.472cm" svg:x="7.162cm" svg:y="7.65cm">
          <draw:text-box>
            <text:p><text:span text:style-name="T4">...</text:span></text:p>
          </draw:text-box>
        </draw:frame>
        <draw:frame draw:style-name="gr4" draw:text-style-name="P2" draw:layer="layout" svg:width="3.081cm" svg:height="1.725cm" svg:x="24.905cm" svg:y="7.465cm">
          <draw:text-box>
            <text:p><text:span text:style-name="T1">e</text:span><text:span text:style-name="T2">c</text:span><text:span text:style-name="T5">N/2</text:span></text:p>
          </draw:text-box>
        </draw:frame>
        <draw:custom-shape draw:style-name="gr5" draw:text-style-name="P3" draw:layer="layout" svg:width="0.193cm" svg:height="0.193cm" svg:x="2.27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22cm" svg:y1="0.764cm" svg:x2="2.378cm" svg:y2="3.429cm">
          <text:p/>
        </draw:line>
        <draw:custom-shape draw:style-name="gr5" draw:text-style-name="P3" draw:layer="layout" svg:width="0.192cm" svg:height="0.193cm" svg:x="6.127cm" svg:y="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93cm" svg:height="0.192cm" svg:x="9.991cm" svg:y="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93cm" svg:height="0.193cm" svg:x="13.845cm" svg:y="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93cm" svg:height="0.193cm" svg:x="17.67cm" svg:y="2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92cm" svg:height="0.193cm" svg:x="21.54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93cm" svg:height="0.193cm" svg:x="25.378cm" svg:y="3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0.097cm" svg:y1="2.238cm" svg:x2="6.219cm" svg:y2="0.764cm">
          <text:p/>
        </draw:line>
        <draw:line draw:style-name="gr6" draw:text-style-name="P1" draw:layer="layout" svg:x1="13.931cm" svg:y1="4.024cm" svg:x2="10.098cm" svg:y2="2.237cm">
          <text:p/>
        </draw:line>
        <draw:line draw:style-name="gr6" draw:text-style-name="P1" draw:layer="layout" svg:x1="17.734cm" svg:y1="2.231cm" svg:x2="13.93cm" svg:y2="4.025cm">
          <text:p/>
        </draw:line>
        <draw:line draw:style-name="gr6" draw:text-style-name="P1" draw:layer="layout" svg:x1="21.635cm" svg:y1="4.417cm" svg:x2="17.772cm" svg:y2="2.216cm">
          <text:p/>
        </draw:line>
        <draw:line draw:style-name="gr6" draw:text-style-name="P1" draw:layer="layout" svg:x1="25.465cm" svg:y1="3.383cm" svg:x2="21.635cm" svg:y2="4.4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04:45.576958474</dc:date>
    <meta:editing-duration>PT2H13M5S</meta:editing-duration>
    <meta:editing-cycles>57</meta:editing-cycles>
    <meta:generator>LibreOffice/6.3.2.2$MacOSX_X86_64 LibreOffice_project/98b30e735bda24bc04ab42594c85f7fd8be07b9c</meta:generator>
    <meta:document-statistic meta:object-count="25"/>
  </office:meta>
</office:document-meta>
</file>